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58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277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25" style:family="graphic" style:parent-style-name="standard">
      <style:graphic-properties draw:stroke="none" svg:stroke-color="#000000" draw:fill="none" draw:fill-color="#ffffff" fo:min-height="0.374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4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6.585cm" svg:y="1.288cm">
          <text:p text:style-name="P1"><text:span text:style-name="T1">SDR </text:span></text:p>
          <text:p text:style-name="P1"><text:span text:style-name="T1">Play</text:span></text:p>
        </draw:rect>
        <draw:rect draw:style-name="gr2" draw:text-style-name="P1" draw:layer="layout" svg:width="2cm" svg:height="1.9cm" svg:x="1.343cm" svg:y="1.276cm">
          <text:p text:style-name="P1"><text:span text:style-name="T1">HPSDR</text:span></text:p>
        </draw:rect>
        <draw:rect draw:style-name="gr3" draw:text-style-name="P1" draw:layer="layout" svg:width="3cm" svg:height="2.2cm" svg:x="2.4cm" svg:y="25cm">
          <text:p/>
        </draw:rect>
        <draw:rect draw:style-name="gr3" draw:text-style-name="P1" draw:layer="layout" svg:width="3cm" svg:height="2.2cm" svg:x="10.2cm" svg:y="25.1cm">
          <text:p/>
        </draw:rect>
        <draw:rect draw:style-name="gr4" draw:text-style-name="P1" draw:layer="layout" svg:width="2cm" svg:height="1.9cm" svg:x="3.985cm" svg:y="1.288cm">
          <text:p text:style-name="P1"><text:span text:style-name="T1">IC7100</text:span></text:p>
        </draw:rect>
        <draw:custom-shape draw:style-name="gr5" draw:text-style-name="P1" draw:layer="layout" svg:width="1.4cm" svg:height="1.4cm" svg:x="6.2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7" draw:id="id27" draw:layer="layout" svg:width="0.4cm" svg:height="0.4cm" svg:x="6.327cm" svg:y="5.2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6" draw:id="id16" draw:layer="layout" svg:width="0.4cm" svg:height="0.4cm" svg:x="7.1cm" svg:y="5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7" draw:id="id17" draw:layer="layout" svg:width="0.4cm" svg:height="0.4cm" svg:x="6.7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1.8cm" svg:y="9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0.4cm" svg:height="0.4cm" svg:x="1.9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0.4cm" svg:height="0.4cm" svg:x="2.7cm" svg:y="10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0.4cm" svg:height="0.4cm" svg:x="2.3cm" svg:y="9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6.723cm" svg:y="7.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0.4cm" svg:height="0.4cm" svg:x="6.823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9" draw:id="id19" draw:layer="layout" svg:width="0.4cm" svg:height="0.4cm" svg:x="7.623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0.4cm" svg:height="0.4cm" svg:x="7.223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2.9cm" svg:y="6.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0.4cm" svg:height="0.4cm" svg:x="3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1" draw:id="id11" draw:layer="layout" svg:width="0.4cm" svg:height="0.4cm" svg:x="3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0.4cm" svg:height="0.4cm" svg:x="3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3.4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3" draw:id="id23" draw:layer="layout" svg:width="0.4cm" svg:height="0.4cm" svg:x="3.552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0.4cm" svg:height="0.4cm" svg:x="4.352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0.4cm" svg:height="0.4cm" svg:x="3.952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cm" svg:height="1.4cm" svg:x="4.577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2" draw:id="id12" draw:layer="layout" svg:width="0.4cm" svg:height="0.4cm" svg:x="4.677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477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0.4cm" svg:height="0.4cm" svg:x="5.077cm" svg:y="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.591cm" svg:y1="11.122cm" svg:x2="1.958cm" svg:y2="10.342cm" draw:start-shape="id1" draw:start-glue-point="0" draw:end-shape="id2" draw:end-glue-point="7" svg:d="M1591 11122v-780h367">
          <text:p/>
        </draw:connector>
        <draw:connector draw:style-name="gr3" draw:text-style-name="P1" draw:layer="layout" svg:x1="2.9cm" svg:y1="11.1cm" svg:x2="2.9cm" svg:y2="10.4cm" draw:start-shape="id3" draw:start-glue-point="0" draw:end-shape="id4" draw:end-glue-point="8" svg:d="M2900 11100v-700">
          <text:p/>
        </draw:connector>
        <draw:connector draw:style-name="gr3" draw:text-style-name="P1" draw:layer="layout" svg:x1="2.5cm" svg:y1="9.2cm" svg:x2="3.2cm" svg:y2="8.2cm" draw:start-shape="id5" draw:start-glue-point="4" draw:end-shape="id6" draw:end-glue-point="8" svg:d="M2500 9200v-500h700v-500">
          <text:p/>
        </draw:connector>
        <draw:connector draw:style-name="gr3" draw:text-style-name="P1" draw:layer="layout" draw:line-skew="0.1cm" svg:x1="3.6cm" svg:y1="7cm" svg:x2="4.152cm" svg:y2="6.1cm" draw:start-shape="id7" draw:start-glue-point="4" draw:end-shape="id8" draw:end-glue-point="4" svg:d="M3600 7000v-350h552v-550">
          <text:p/>
        </draw:connector>
        <draw:frame draw:style-name="gr7" draw:layer="layout" svg:width="1.2cm" svg:height="0.7cm" svg:x="4.985cm" svg:y="2.688cm">
          <draw:text-box>
            <text:p><text:span text:style-name="T2">V/U</text:span></text:p>
          </draw:text-box>
        </draw:frame>
        <draw:frame draw:style-name="gr8" draw:layer="layout" svg:width="1.421cm" svg:height="0.687cm" svg:x="3.785cm" svg:y="2.663cm">
          <draw:text-box>
            <text:p><text:span text:style-name="T2">HF/4</text:span></text:p>
          </draw:text-box>
        </draw:frame>
        <draw:frame draw:style-name="gr8" draw:layer="layout" svg:width="1.086cm" svg:height="0.687cm" svg:x="1.3cm" svg:y="2.667cm">
          <draw:text-box>
            <text:p><text:span text:style-name="T2">RX</text:span></text:p>
          </draw:text-box>
        </draw:frame>
        <draw:frame draw:style-name="gr9" draw:layer="layout" svg:width="1.658cm" svg:height="0.687cm" svg:x="1.927cm" svg:y="2.688cm">
          <draw:text-box>
            <text:p><text:span text:style-name="T2">TX/RX</text:span></text:p>
          </draw:text-box>
        </draw:frame>
        <draw:frame draw:style-name="gr8" draw:layer="layout" svg:width="1.776cm" svg:height="0.687cm" svg:x="6.709cm" svg:y="2.688cm">
          <draw:text-box>
            <text:p><text:span text:style-name="T2">HF/V/U</text:span></text:p>
          </draw:text-box>
        </draw:frame>
        <draw:custom-shape draw:style-name="gr10" draw:text-style-name="P1" xml:id="id25" draw:id="id25" draw:layer="layout" svg:width="1cm" svg:height="1cm" svg:x="1.38cm" svg:y="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1.455cm" svg:height="0.997cm" svg:x="1.225cm" svg:y="5.303cm">
          <draw:text-box>
            <text:p text:style-name="P1"><text:span text:style-name="T3">Active</text:span></text:p>
            <text:p text:style-name="P1"><text:span text:style-name="T3">Loop</text:span></text:p>
          </draw:text-box>
        </draw:frame>
        <draw:connector draw:style-name="gr3" draw:text-style-name="P1" draw:layer="layout" svg:x1="4.552cm" svg:y1="4.9cm" svg:x2="4.543cm" svg:y2="3.812cm" draw:start-shape="id9" draw:start-glue-point="8" draw:end-shape="id10" draw:end-glue-point="2" svg:d="M4552 4900v-543h-9v-545">
          <text:p/>
        </draw:connector>
        <draw:connector draw:style-name="gr3" draw:text-style-name="P1" draw:layer="layout" svg:x1="4.142cm" svg:y1="8.142cm" svg:x2="4.877cm" svg:y2="8.9cm" draw:start-shape="id11" draw:start-glue-point="9" draw:end-shape="id12" draw:end-glue-point="8" svg:d="M4142 8142h735v758">
          <text:p/>
        </draw:connector>
        <draw:connector draw:style-name="gr3" draw:text-style-name="P1" draw:layer="layout" svg:x1="5.277cm" svg:y1="10.1cm" svg:x2="4.123cm" svg:y2="11.119cm" draw:start-shape="id13" draw:start-glue-point="4" draw:end-shape="id14" draw:end-glue-point="0" svg:d="M5277 10100v510h-1154v509">
          <text:p/>
        </draw:connector>
        <draw:connector draw:style-name="gr3" draw:text-style-name="P1" draw:layer="layout" svg:x1="7.585cm" svg:y1="3.8cm" svg:x2="7.3cm" svg:y2="5.3cm" draw:start-shape="id15" draw:start-glue-point="2" draw:end-shape="id16" draw:end-glue-point="8" svg:d="M7585 3800v751h-285v749">
          <text:p/>
        </draw:connector>
        <draw:connector draw:style-name="gr3" draw:text-style-name="P1" draw:layer="layout" svg:x1="6.9cm" svg:y1="6.5cm" svg:x2="7.423cm" svg:y2="7.5cm" draw:start-shape="id17" draw:start-glue-point="4" draw:end-shape="id18" draw:end-glue-point="4" svg:d="M6900 6500v500h523v500">
          <text:p/>
        </draw:connector>
        <draw:connector draw:style-name="gr3" draw:text-style-name="P1" draw:layer="layout" draw:line-skew="0.69cm" svg:x1="7.823cm" svg:y1="8.7cm" svg:x2="5.523cm" svg:y2="11.1cm" draw:start-shape="id19" draw:start-glue-point="8" draw:end-shape="id20" draw:end-glue-point="0" svg:d="M7823 8700v1890h-2300v510">
          <text:p/>
        </draw:connector>
        <draw:connector draw:style-name="gr3" draw:text-style-name="P1" draw:layer="layout" draw:line-skew="0.2cm" svg:x1="5.877cm" svg:y1="9.101cm" svg:x2="6.823cm" svg:y2="8.5cm" draw:end-shape="id21" draw:end-glue-point="6" svg:d="M5877 9101h423v-601h523">
          <text:p/>
        </draw:connector>
        <draw:frame draw:style-name="gr12" draw:text-style-name="P3" draw:layer="layout" svg:width="1.1cm" svg:height="0.581cm" svg:x="7.9cm" svg:y="8.3cm">
          <draw:text-box>
            <text:p><text:span text:style-name="T4">NC</text:span></text:p>
          </draw:text-box>
        </draw:frame>
        <draw:frame draw:style-name="gr13" draw:text-style-name="P3" draw:layer="layout" svg:width="0.948cm" svg:height="0.6cm" svg:x="4.652cm" svg:y="4.9cm">
          <draw:text-box>
            <text:p><text:span text:style-name="T4">NC</text:span></text:p>
          </draw:text-box>
        </draw:frame>
        <draw:frame draw:style-name="gr14" draw:text-style-name="P3" draw:layer="layout" svg:width="1.1cm" svg:height="0.581cm" svg:x="2.2cm" svg:y="7.731cm">
          <draw:text-box>
            <text:p><text:span text:style-name="T4">NC</text:span></text:p>
          </draw:text-box>
        </draw:frame>
        <draw:frame draw:style-name="gr15" draw:text-style-name="P3" draw:layer="layout" svg:width="1.1cm" svg:height="0.581cm" svg:x="3cm" svg:y="10cm">
          <draw:text-box>
            <text:p><text:span text:style-name="T4">NC</text:span></text:p>
          </draw:text-box>
        </draw:frame>
        <draw:frame draw:style-name="gr14" draw:text-style-name="P3" draw:layer="layout" svg:width="1cm" svg:height="0.581cm" svg:x="5.5cm" svg:y="5.2cm">
          <draw:text-box>
            <text:p><text:span text:style-name="T4">NC</text:span></text:p>
          </draw:text-box>
        </draw:frame>
        <draw:frame draw:style-name="gr16" draw:text-style-name="P3" draw:layer="layout" svg:width="1cm" svg:height="0.581cm" svg:x="5.8cm" svg:y="9.019cm">
          <draw:text-box>
            <text:p><text:span text:style-name="T4">NC</text:span></text:p>
          </draw:text-box>
        </draw:frame>
        <draw:frame draw:style-name="gr17" draw:layer="layout" svg:width="0.756cm" svg:height="0.759cm" svg:x="2.896cm" svg:y="5.141cm">
          <draw:text-box>
            <text:p><text:span text:style-name="T1">1</text:span></text:p>
          </draw:text-box>
        </draw:frame>
        <draw:frame draw:style-name="gr18" draw:layer="layout" svg:width="0.777cm" svg:height="0.806cm" svg:x="2.323cm" svg:y="7.2cm">
          <draw:text-box>
            <text:p><text:span text:style-name="T5">2</text:span></text:p>
          </draw:text-box>
        </draw:frame>
        <draw:frame draw:style-name="gr19" draw:layer="layout" svg:width="0.777cm" svg:height="0.806cm" svg:x="1.223cm" svg:y="9.4cm">
          <draw:text-box>
            <text:p><text:span text:style-name="T5">3</text:span></text:p>
          </draw:text-box>
        </draw:frame>
        <draw:frame draw:style-name="gr13" draw:layer="layout" svg:width="0.777cm" svg:height="0.806cm" svg:x="5.623cm" svg:y="5.5cm">
          <draw:text-box>
            <text:p><text:span text:style-name="T5">4</text:span></text:p>
          </draw:text-box>
        </draw:frame>
        <draw:frame draw:style-name="gr20" draw:layer="layout" svg:width="0.777cm" svg:height="0.806cm" svg:x="6.123cm" svg:y="7.7cm">
          <draw:text-box>
            <text:p><text:span text:style-name="T5">5</text:span></text:p>
          </draw:text-box>
        </draw:frame>
        <draw:frame draw:style-name="gr19" draw:layer="layout" svg:width="0.777cm" svg:height="0.806cm" svg:x="4cm" svg:y="9.1cm">
          <draw:text-box>
            <text:p><text:span text:style-name="T5">6</text:span></text:p>
          </draw:text-box>
        </draw:frame>
        <draw:custom-shape draw:style-name="gr21" draw:text-style-name="P1" xml:id="id15" draw:id="id15" draw:layer="layout" svg:width="0.8cm" svg:height="0.612cm" svg:x="7.185cm" svg:y="3.188cm">
          <text:p text:style-name="P1"><text:span text:style-name="T6">R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4" draw:id="id24" draw:layer="layout" svg:width="0.8cm" svg:height="0.612cm" svg:x="1.485cm" svg:y="3.188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2" draw:id="id22" draw:layer="layout" svg:width="0.8cm" svg:height="0.612cm" svg:x="2.443cm" svg:y="3.176cm">
          <text:p text:style-name="P1"><text:span text:style-name="T6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0" draw:id="id10" draw:layer="layout" svg:width="0.8cm" svg:height="0.612cm" svg:x="4.143cm" svg:y="3.2cm">
          <text:p text:style-name="P1"><text:span text:style-name="T6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6" draw:id="id26" draw:layer="layout" svg:width="0.8cm" svg:height="0.612cm" svg:x="5.185cm" svg:y="3.188cm">
          <text:p text:style-name="P1"><text:span text:style-name="T6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.843cm" svg:y1="3.788cm" svg:x2="3.752cm" svg:y2="4.9cm" draw:start-shape="id22" draw:start-glue-point="2" draw:end-shape="id23" draw:end-glue-point="8" svg:d="M2843 3788v557h909v555">
          <text:p/>
        </draw:connector>
        <draw:connector draw:style-name="gr3" draw:text-style-name="P1" draw:layer="layout" svg:x1="1.885cm" svg:y1="3.8cm" svg:x2="1.88cm" svg:y2="4.403cm" draw:start-shape="id24" draw:start-glue-point="2" draw:end-shape="id25" draw:end-glue-point="4" svg:d="M1885 3800v290h-5v313">
          <text:p/>
        </draw:connector>
        <draw:rect draw:style-name="gr22" draw:text-style-name="P1" draw:layer="layout" svg:width="0.001cm" svg:height="0.9cm" svg:x="5.623cm" svg:y="11.912cm">
          <text:p/>
        </draw:rect>
        <draw:line draw:style-name="gr23" draw:text-style-name="P1" draw:layer="layout" svg:x1="2.9cm" svg:y1="12.012cm" svg:x2="3.2cm" svg:y2="13.512cm">
          <text:p/>
        </draw:line>
        <draw:line draw:style-name="gr23" draw:text-style-name="P1" draw:layer="layout" svg:x1="3.2cm" svg:y1="12.019cm" svg:x2="5cm" svg:y2="12.019cm">
          <text:p/>
        </draw:line>
        <draw:line draw:style-name="gr23" draw:text-style-name="P1" draw:layer="layout" svg:x1="3.4cm" svg:y1="12.119cm" svg:x2="4.8cm" svg:y2="12.119cm">
          <text:p/>
        </draw:line>
        <draw:line draw:style-name="gr23" draw:text-style-name="P1" draw:layer="layout" svg:x1="3.8cm" svg:y1="12.219cm" svg:x2="4.4cm" svg:y2="12.219cm">
          <text:p/>
        </draw:line>
        <draw:frame draw:style-name="gr24" draw:text-style-name="P5" draw:layer="layout" svg:width="2cm" svg:height="1.169cm" svg:x="4.769cm" svg:y="12.831cm">
          <draw:text-box>
            <text:p text:style-name="P4"><text:span text:style-name="T3">2/4/6/70</text:span></text:p>
            <text:p text:style-name="P4"><text:span text:style-name="T3">Colinear</text:span></text:p>
          </draw:text-box>
        </draw:frame>
        <draw:frame draw:style-name="gr25" draw:text-style-name="P3" draw:layer="layout" svg:width="2.1cm" svg:height="0.624cm" svg:x="0.8cm" svg:y="13.088cm">
          <draw:text-box>
            <text:p><text:span text:style-name="T3">160 Vert</text:span></text:p>
          </draw:text-box>
        </draw:frame>
        <draw:frame draw:style-name="gr11" draw:text-style-name="P2" draw:layer="layout" svg:width="1.823cm" svg:height="0.997cm" svg:x="3.277cm" svg:y="12.403cm">
          <draw:text-box>
            <text:p text:style-name="P1"><text:span text:style-name="T3">2/4/6/70</text:span></text:p>
            <text:p text:style-name="P1"><text:span text:style-name="T3">Dipole</text:span></text:p>
          </draw:text-box>
        </draw:frame>
        <draw:custom-shape draw:style-name="gr21" draw:text-style-name="P1" xml:id="id3" draw:id="id3" draw:layer="layout" svg:width="0.8cm" svg:height="0.612cm" svg:x="2.5cm" svg:y="11.1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4" draw:id="id14" draw:layer="layout" svg:width="0.8cm" svg:height="0.612cm" svg:x="3.723cm" svg:y="11.119cm">
          <text:p text:style-name="P1"><text:span text:style-name="T6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20" draw:id="id20" draw:layer="layout" svg:width="0.8cm" svg:height="0.612cm" svg:x="5.123cm" svg:y="11.1cm">
          <text:p text:style-name="P1"><text:span text:style-name="T6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" draw:id="id1" draw:layer="layout" svg:width="0.8cm" svg:height="0.612cm" svg:x="1.191cm" svg:y="11.122cm">
          <text:p text:style-name="P1"><text:span text:style-name="T6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1.591cm" svg:y1="11.934cm" svg:x2="1.591cm" svg:y2="13.134cm">
          <text:p/>
        </draw:line>
        <draw:line draw:style-name="gr26" draw:text-style-name="P1" draw:layer="layout" svg:x1="1.591cm" svg:y1="11.934cm" svg:x2="2.191cm" svg:y2="12.334cm">
          <text:p/>
        </draw:line>
        <draw:line draw:style-name="gr26" draw:text-style-name="P1" draw:layer="layout" svg:x1="1.591cm" svg:y1="11.934cm" svg:x2="1.091cm" svg:y2="12.234cm">
          <text:p/>
        </draw:line>
        <draw:line draw:style-name="gr23" draw:text-style-name="P1" draw:layer="layout" svg:x1="2.9cm" svg:y1="12.012cm" svg:x2="3.2cm" svg:y2="13.512cm">
          <text:p/>
        </draw:line>
        <draw:frame draw:style-name="gr25" draw:text-style-name="P3" draw:layer="layout" svg:width="2.1cm" svg:height="0.624cm" svg:x="2.4cm" svg:y="13.512cm">
          <draw:text-box>
            <text:p><text:span text:style-name="T3">80-10 LW</text:span></text:p>
          </draw:text-box>
        </draw:frame>
        <draw:custom-shape draw:style-name="gr21" draw:text-style-name="P1" draw:layer="layout" svg:width="0.8cm" svg:height="0.612cm" svg:x="6.6cm" svg:y="11.1cm">
          <text:p text:style-name="P1"><text:span text:style-name="T6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8cm" svg:height="0.612cm" svg:x="8cm" svg:y="11.1cm">
          <text:p text:style-name="P1"><text:span text:style-name="T6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1" draw:layer="layout" svg:x1="7cm" svg:y1="11.848cm" svg:x2="7cm" svg:y2="13.148cm">
          <text:p/>
        </draw:line>
        <draw:frame draw:style-name="gr27" draw:text-style-name="P3" draw:layer="layout" svg:width="2.1cm" svg:height="0.657cm" svg:x="7.3cm" svg:y="13.443cm">
          <draw:text-box>
            <text:p><text:span text:style-name="T3">70cm EW</text:span></text:p>
          </draw:text-box>
        </draw:frame>
        <draw:frame draw:style-name="gr27" draw:text-style-name="P3" draw:layer="layout" svg:width="2cm" svg:height="0.657cm" svg:x="6.3cm" svg:y="13.043cm">
          <draw:text-box draw:corner-radius="0.1cm">
            <text:p><text:span text:style-name="T3">2m EW</text:span></text:p>
          </draw:text-box>
        </draw:frame>
        <draw:line draw:style-name="gr23" draw:text-style-name="P1" draw:layer="layout" svg:x1="6.599cm" svg:y1="11.96cm" svg:x2="7.399cm" svg:y2="11.96cm">
          <text:p/>
        </draw:line>
        <draw:line draw:style-name="gr23" draw:text-style-name="P1" draw:layer="layout" svg:x1="6.599cm" svg:y1="11.96cm" svg:x2="6.599cm" svg:y2="12.76cm">
          <text:p/>
        </draw:line>
        <draw:line draw:style-name="gr23" draw:text-style-name="P1" draw:layer="layout" svg:x1="7.399cm" svg:y1="11.96cm" svg:x2="7.399cm" svg:y2="12.76cm">
          <text:p/>
        </draw:line>
        <draw:line draw:style-name="gr23" draw:text-style-name="P1" draw:layer="layout" svg:x1="6.599cm" svg:y1="12.66cm" svg:x2="7.399cm" svg:y2="12.66cm">
          <text:p/>
        </draw:line>
        <draw:line draw:style-name="gr23" draw:text-style-name="P1" draw:layer="layout" svg:x1="8.401cm" svg:y1="11.9cm" svg:x2="8.4cm" svg:y2="13.5cm">
          <text:p/>
        </draw:line>
        <draw:line draw:style-name="gr23" draw:text-style-name="P1" draw:layer="layout" svg:x1="8cm" svg:y1="12.012cm" svg:x2="8.8cm" svg:y2="12.012cm">
          <text:p/>
        </draw:line>
        <draw:line draw:style-name="gr23" draw:text-style-name="P1" draw:layer="layout" svg:x1="8cm" svg:y1="12.012cm" svg:x2="8cm" svg:y2="12.812cm">
          <text:p/>
        </draw:line>
        <draw:line draw:style-name="gr23" draw:text-style-name="P1" draw:layer="layout" svg:x1="8.8cm" svg:y1="12.012cm" svg:x2="8.8cm" svg:y2="12.812cm">
          <text:p/>
        </draw:line>
        <draw:line draw:style-name="gr23" draw:text-style-name="P1" draw:layer="layout" svg:x1="8cm" svg:y1="12.712cm" svg:x2="8.8cm" svg:y2="12.712cm">
          <text:p/>
        </draw:line>
        <draw:connector draw:style-name="gr3" draw:text-style-name="P1" draw:layer="layout" svg:x1="5.585cm" svg:y1="3.8cm" svg:x2="6.527cm" svg:y2="5.285cm" draw:start-shape="id26" draw:start-glue-point="2" draw:end-shape="id27" draw:end-glue-point="8" svg:d="M5585 3800v743h942v7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4-08T08:37:24.75</dc:date>
    <dc:creator>Bob Cowdery</dc:creator>
    <meta:editing-duration>PT2H40S</meta:editing-duration>
    <meta:editing-cycles>11</meta:editing-cycles>
    <meta:generator>OpenOffice/4.1.1$Win32 OpenOffice.org_project/411m6$Build-9775</meta:generator>
    <meta:document-statistic meta:object-count="98"/>
  </office:meta>
</office:document-meta>
</file>